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1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8pt" style:font-size-asian="28pt" style:font-size-complex="28pt" style:font-family-generic="swiss"/>
    </style:style>
    <style:style style:name="ce13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20pt" style:font-size-asian="20pt" style:font-size-complex="20pt" style:font-family-generic="swiss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54.7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35" table:default-cell-style-name="ce2"/>
        <table:table-column table:style-name="co2" table:number-columns-repeated="16341" table:default-cell-style-name="ce3"/>
        <table:table-row table:style-name="ro1">
          <table:table-cell office:value-type="string" table:number-columns-spanned="6" table:number-rows-spanned="1" table:style-name="ce21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1">
            <text:p>SESSION 2025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2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3">
            <text:p>NOM et prénom : DESREUMAUX Romain</text:p>
          </table:table-cell>
          <table:covered-table-cell table:number-columns-repeated="4"/>
          <table:table-cell office:value-type="string" table:number-columns-spanned="3" table:number-rows-spanned="1" table:style-name="ce23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3">
            <text:p>Centre de formation : Gaston Berger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number-columns-spanned="2" table:number-rows-spanned="1" table:style-name="ce24">
            <text:p>SLAM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3">
            <text:p>Adresse URL du portfolio :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5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5"/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table-cell table:style-name="ce5"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6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Projet GLPI</text:p>
          </table:table-cell>
          <table:table-cell table:style-name="ce5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2" table:style-name="ce10"/>
          <table:table-cell office:value-type="string" table:style-name="ce12">
            <text:p>X</text:p>
          </table:table-cell>
          <table:table-cell table:style-name="ce10"/>
          <table:table-cell table:number-columns-repeated="16376" table:style-name="ce8"/>
        </table:table-row>
        <table:table-row table:style-name="ro1">
          <table:table-cell office:value-type="string" table:style-name="ce9">
            <text:p>Installation d’un serveur LAMP sur Debian</text:p>
          </table:table-cell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1">
          <table:table-cell office:value-type="string" table:style-name="ce11">
            <text:p>Projet AP1 (TransOrtho)</text:p>
          </table:table-cell>
          <table:table-cell table:style-name="ce5"/>
          <table:table-cell office:value-type="string" table:style-name="ce12">
            <text:p>X</text:p>
          </table:table-cell>
          <table:table-cell table:style-name="ce10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1">
            <text:p>Projet AP2 (CashCash)</text:p>
          </table:table-cell>
          <table:table-cell table:style-name="ce5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16376" table:style-name="ce8"/>
        </table:table-row>
        <table:table-row table:style-name="ro1">
          <table:table-cell table:style-name="ce11"/>
          <table:table-cell table:style-name="ce5"/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table:style-name="ce11"/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1">
          <table:table-cell table:style-name="ce13"/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number-rows-repeated="3" table:style-name="ro1">
          <table:table-cell table:style-name="ce14"/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7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30">
            <text:p>DELSSI</text:p>
          </table:table-cell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1">
          <table:table-cell office:value-type="string" table:style-name="ce28">
            <text:p>Mise en place d’un environnement WordPress en local</text:p>
          </table:table-cell>
          <table:table-cell table:style-name="ce5"/>
          <table:table-cell table:number-columns-repeated="4" table:style-name="ce10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8">
            <text:p>Création d’un site web avec WordPress</text:p>
          </table:table-cell>
          <table:table-cell table:style-name="ce5"/>
          <table:table-cell table:number-columns-repeated="2" table:style-name="ce10"/>
          <table:table-cell office:value-type="string" table:style-name="ce12">
            <text:p>X</text:p>
          </table:table-cell>
          <table:table-cell table:number-columns-repeated="3" table:style-name="ce10"/>
          <table:table-cell table:number-columns-repeated="16376" table:style-name="ce8"/>
        </table:table-row>
        <table:table-row table:style-name="ro1">
          <table:table-cell office:value-type="string" table:style-name="ce28">
            <text:p>Gestion de plugins WordPress</text:p>
          </table:table-cell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6">
          <table:table-cell office:value-type="string" table:style-name="ce29">
            <text:p>Mise en place d'un environnement Docker</text:p>
          </table:table-cell>
          <table:table-cell table:style-name="ce5"/>
          <table:table-cell table:number-columns-repeated="4" table:style-name="ce10"/>
          <table:table-cell office:value-type="string" table:style-name="ce12">
            <text:p>X</text:p>
          </table:table-cell>
          <table:table-cell table:style-name="ce10"/>
          <table:table-cell table:number-columns-repeated="16376" table:style-name="ce8"/>
        </table:table-row>
        <table:table-row table:style-name="ro1">
          <table:table-cell table:style-name="ce29"/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1">
          <table:table-cell table:style-name="ce14"/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7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30">
            <text:p>DZPN</text:p>
          </table:table-cell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1">
          <table:table-cell office:value-type="string" table:style-name="ce31">
            <text:p>Mise à jour d'une application web</text:p>
          </table:table-cell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number-rows-repeated="3" table:style-name="ro1">
          <table:table-cell table:style-name="ce14"/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1">
          <table:table-cell table:style-name="ce15"/>
          <table:table-cell table:style-name="ce16"/>
          <table:table-cell table:number-columns-repeated="6" table:style-name="ce17"/>
          <table:table-cell table:number-columns-repeated="16376" table:style-name="ce8"/>
        </table:table-row>
        <table:table-row table:style-name="ro1">
          <table:table-cell table:style-name="ce14"/>
          <table:table-cell table:style-name="ce5"/>
          <table:table-cell table:number-columns-repeated="6" table:style-name="ce10"/>
          <table:table-cell table:number-columns-repeated="16376" table:style-name="ce8"/>
        </table:table-row>
        <table:table-row table:style-name="ro7">
          <table:table-cell table:style-name="ce18"/>
          <table:table-cell table:style-name="ce19"/>
          <table:table-cell table:number-columns-repeated="6" table:style-name="ce20"/>
          <table:table-cell table:number-columns-repeated="16376" table:style-name="ce8"/>
        </table:table-row>
        <table:table-row table:number-rows-repeated="13" table:style-name="ro7">
          <table:table-cell table:number-columns-repeated="16384" table:style-name="ce1"/>
        </table:table-row>
        <table:table-row table:number-rows-repeated="1048528" table:style-name="ro7">
          <table:table-cell table:number-columns-repeated="16384"/>
        </table:table-row>
        <table:named-expressions>
          <table:named-range table:name="Print_Area" table:cell-range-address="Tableau_de_synthèse_Épreuve_E5.$A$1:Tableau_de_synthèse_Épreuve_E5.$H$35" table:base-cell-address="Tableau_de_synthèse_Épreuve_E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Christine Gaubert-Macon</meta:initial-creator>
    <dc:creator>Romain DESREUMAUX</dc:creator>
    <meta:creation-date>2012-01-12T10:51:15Z</meta:creation-date>
    <dc:date>2026-03-30T15:22:27Z</dc:date>
    <meta:print-date>2021-01-01T11:01:24Z</meta:print-date>
    <meta:editing-cycles>1</meta:editing-cycles>
    <meta:editing-duration>PT2654S</meta:editing-duration>
    <meta:user-defined meta:name="AppVersion">16.0300</meta:user-defined>
  </office:meta>
</office:document-meta>
</file>